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eanWrapperEnumTests.testCustomEnumArrayWithMultipleValuesAsCsv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eanWrapperEnumTests.testStandardEnumMapWithAutoGrow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BeanWrapperEnumTests.testCustomEnumWithNul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eanWrapperEnumTests.testStandardEnumSetWithMultipleValu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BeanWrapperEnumTests.testCustomEnum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NonPublicEnumHolder.getNonPublicEnu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WrapperEnumTests.testCustomEnumSetWithMultipleValuesAsCsv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eanWrapperEnumTests.testCustomEnumSetWithSingleValu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NonPublicEnumHolder.setNonPublicEnum( NonPublicEnum nonPublicEnu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WrapperEnumTests.testStandardEnumSetWithAutoGrow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eanWrapperEnumTests.testCustomEnumArrayWithMultipleValu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eanWrapperEnumTests.testCustomEnumSetWithMultipleValu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eanWrapperEnumTests.testCustomEnumArrayWithSingleValu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eanWrapperEnumTests.testCustomEnumWithEmpty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eanWrapperEnumTests.testCustomEnumSetWithGetterSetterMismatc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eanWrapperEnumTests.testNonPublicEnu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eanWrapperEnumTests.testStandardEnumMapWithMultipleValu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